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width="0.3cm" svg:stroke-color="#ff0000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25cm"/>
    </style:style>
    <style:style style:name="gr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ff" draw:fill="none" draw:fill-color="#ffffff" fo:min-height="0.425cm"/>
    </style:style>
    <style:style style:name="gr9" style:family="graphic" style:parent-style-name="standard">
      <style:graphic-properties draw:stroke="none" svg:stroke-color="#0000ff" draw:fill="none" draw:fill-color="#ffffff" fo:min-height="0.41cm"/>
    </style:style>
    <style:style style:name="gr10" style:family="graphic" style:parent-style-name="standard">
      <style:graphic-properties svg:stroke-width="0.3cm" svg:stroke-color="#0000ff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ff0000" draw:fill="none" draw:fill-color="#ffffff" fo:min-height="0.425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gr18" style:family="graphic" style:parent-style-name="standard">
      <style:graphic-properties draw:stroke="none" svg:stroke-color="#000000" draw:fill="none" draw:fill-color="#ffffff" fo:min-height="3cm"/>
    </style:style>
    <style:style style:name="gr19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color="#008000"/>
    </style:style>
    <style:style style:name="P6" style:family="paragraph">
      <style:text-properties fo:color="#008000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8000" fo:font-size="13pt" style:font-size-asian="13pt" style:font-size-complex="13pt"/>
    </style:style>
    <style:style style:name="T3" style:family="text">
      <style:text-properties fo:color="#0000ff" fo:font-size="13pt" style:font-size-asian="13pt" style:font-size-complex="13pt"/>
    </style:style>
    <style:style style:name="T4" style:family="text">
      <style:text-properties fo:color="#ff0000" fo:font-size="13pt" style:font-size-asian="13pt" style:font-size-complex="13pt"/>
    </style:style>
    <style:style style:name="T5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family="Arial" style:font-style-name="Normal" style:font-family-generic="swiss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color="#008000" fo:font-size="20pt" style:font-size-asian="20pt" style:font-size-complex="20pt"/>
    </style:style>
    <style:style style:name="T9" style:family="text">
      <style:text-properties fo:color="#0000ff" fo:font-size="20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5cm" svg:y1="12.259cm" svg:x2="13cm" svg:y2="12.5cm">
          <text:p/>
        </draw:line>
        <draw:line draw:style-name="gr2" draw:text-style-name="P1" draw:layer="layout" svg:x1="7cm" svg:y1="7.16cm" svg:x2="9cm" svg:y2="8.16cm">
          <text:p/>
        </draw:line>
        <draw:line draw:style-name="gr3" draw:text-style-name="P1" draw:layer="layout" svg:x1="8.5cm" svg:y1="13.66cm" svg:x2="10.5cm" svg:y2="14.66cm">
          <text:p/>
        </draw:line>
        <draw:line draw:style-name="gr3" draw:text-style-name="P1" draw:layer="layout" svg:x1="10.5cm" svg:y1="10.66cm" svg:x2="8.5cm" svg:y2="11.66cm">
          <text:p/>
        </draw:line>
        <draw:line draw:style-name="gr3" draw:text-style-name="P1" draw:layer="layout" svg:x1="10.5cm" svg:y1="12.66cm" svg:x2="12.5cm" svg:y2="11.66cm">
          <text:p/>
        </draw:line>
        <draw:line draw:style-name="gr3" draw:text-style-name="P1" draw:layer="layout" svg:x1="10.5cm" svg:y1="10.66cm" svg:x2="12.5cm" svg:y2="11.66cm">
          <text:p/>
        </draw:line>
        <draw:line draw:style-name="gr3" draw:text-style-name="P1" draw:layer="layout" svg:x1="8.5cm" svg:y1="11.66cm" svg:x2="8.5cm" svg:y2="13.66cm">
          <text:p/>
        </draw:line>
        <draw:line draw:style-name="gr3" draw:text-style-name="P1" draw:layer="layout" svg:x1="10.5cm" svg:y1="12.66cm" svg:x2="10.5cm" svg:y2="14.66cm">
          <text:p/>
        </draw:line>
        <draw:line draw:style-name="gr3" draw:text-style-name="P1" draw:layer="layout" svg:x1="12.5cm" svg:y1="11.66cm" svg:x2="12.5cm" svg:y2="13.66cm">
          <text:p/>
        </draw:line>
        <draw:line draw:style-name="gr3" draw:text-style-name="P1" draw:layer="layout" svg:x1="8.5cm" svg:y1="11.66cm" svg:x2="10.5cm" svg:y2="12.66cm">
          <text:p/>
        </draw:line>
        <draw:line draw:style-name="gr3" draw:text-style-name="P1" draw:layer="layout" svg:x1="10.5cm" svg:y1="14.66cm" svg:x2="12.5cm" svg:y2="13.66cm">
          <text:p/>
        </draw:line>
        <draw:line draw:style-name="gr4" draw:text-style-name="P1" draw:layer="layout" svg:x1="14.5cm" svg:y1="12.259cm" svg:x2="13.5cm" svg:y2="13cm">
          <text:p/>
        </draw:line>
        <draw:line draw:style-name="gr4" draw:text-style-name="P1" draw:layer="layout" svg:x1="14.5cm" svg:y1="12.259cm" svg:x2="14.5cm" svg:y2="11.259cm">
          <text:p/>
        </draw:line>
        <draw:line draw:style-name="gr5" draw:text-style-name="P1" draw:layer="layout" svg:x1="14.5cm" svg:y1="12.259cm" svg:x2="15.5cm" svg:y2="12.759cm">
          <text:p/>
        </draw:line>
        <draw:frame draw:style-name="gr6" draw:layer="layout" svg:width="1cm" svg:height="0.759cm" svg:x="13cm" svg:y="13cm">
          <draw:text-box>
            <text:p><text:span text:style-name="T1">x0</text:span></text:p>
          </draw:text-box>
        </draw:frame>
        <draw:frame draw:style-name="gr6" draw:layer="layout" svg:width="1cm" svg:height="0.759cm" svg:x="15.5cm" svg:y="12.241cm">
          <draw:text-box>
            <text:p><text:span text:style-name="T1">y0</text:span></text:p>
          </draw:text-box>
        </draw:frame>
        <draw:frame draw:style-name="gr6" draw:layer="layout" svg:width="2cm" svg:height="0.759cm" svg:x="14.5cm" svg:y="11cm">
          <draw:text-box>
            <text:p><text:span text:style-name="T1">z0=</text:span><text:span text:style-name="T2">z1</text:span></text:p>
          </draw:text-box>
        </draw:frame>
        <draw:line draw:style-name="gr7" draw:text-style-name="P1" draw:layer="layout" svg:x1="9.5cm" svg:y1="10.901cm" svg:x2="8cm" svg:y2="11.66cm">
          <text:p/>
        </draw:line>
        <draw:line draw:style-name="gr7" draw:text-style-name="P1" draw:layer="layout" svg:x1="9.5cm" svg:y1="10.901cm" svg:x2="9cm" svg:y2="9.66cm">
          <text:p/>
        </draw:line>
        <draw:line draw:style-name="gr7" draw:text-style-name="P1" draw:layer="layout" svg:x1="9.5cm" svg:y1="10.901cm" svg:x2="10cm" svg:y2="12cm">
          <text:p/>
        </draw:line>
        <draw:frame draw:style-name="gr8" draw:text-style-name="P2" draw:layer="layout" svg:width="1cm" svg:height="0.759cm" svg:x="7.5cm" svg:y="10.901cm">
          <draw:text-box>
            <text:p><text:span text:style-name="T3">x2</text:span></text:p>
          </draw:text-box>
        </draw:frame>
        <draw:frame draw:style-name="gr9" draw:text-style-name="P2" draw:layer="layout" svg:width="1cm" svg:height="0.759cm" svg:x="9.5cm" svg:y="11.741cm">
          <draw:text-box>
            <text:p><text:span text:style-name="T3">y2</text:span></text:p>
          </draw:text-box>
        </draw:frame>
        <draw:line draw:style-name="gr10" draw:text-style-name="P1" draw:layer="layout" svg:x1="10.5cm" svg:y1="11.66cm" svg:x2="9cm" svg:y2="8.16cm">
          <text:p/>
        </draw:line>
        <draw:frame draw:style-name="gr8" draw:text-style-name="P2" draw:layer="layout" svg:width="1cm" svg:height="0.759cm" svg:x="8.5cm" svg:y="9.16cm">
          <draw:text-box>
            <text:p><text:span text:style-name="T3">z2</text:span></text:p>
          </draw:text-box>
        </draw:frame>
        <draw:line draw:style-name="gr11" draw:text-style-name="P1" draw:layer="layout" svg:x1="7.5cm" svg:y1="8.16cm" svg:x2="6.5cm" svg:y2="9.419cm">
          <text:p/>
        </draw:line>
        <draw:line draw:style-name="gr11" draw:text-style-name="P1" draw:layer="layout" svg:x1="7.5cm" svg:y1="8.16cm" svg:x2="6cm" svg:y2="7.419cm">
          <text:p/>
        </draw:line>
        <draw:line draw:style-name="gr11" draw:text-style-name="P1" draw:layer="layout" svg:x1="7.5cm" svg:y1="8.16cm" svg:x2="8cm" svg:y2="9.5cm">
          <text:p/>
        </draw:line>
        <draw:frame draw:style-name="gr8" draw:text-style-name="P3" draw:layer="layout" svg:width="1cm" svg:height="0.759cm" svg:x="5.5cm" svg:y="8.919cm">
          <draw:text-box>
            <text:p><text:span text:style-name="T4">x3</text:span></text:p>
          </draw:text-box>
        </draw:frame>
        <draw:frame draw:style-name="gr8" draw:text-style-name="P3" draw:layer="layout" svg:width="1cm" svg:height="0.759cm" svg:x="8cm" svg:y="8.5cm">
          <draw:text-box>
            <text:p><text:span text:style-name="T4">y3</text:span></text:p>
          </draw:text-box>
        </draw:frame>
        <draw:frame draw:style-name="gr12" draw:text-style-name="P3" draw:layer="layout" svg:width="1cm" svg:height="0.759cm" svg:x="5.5cm" svg:y="6.66cm">
          <draw:text-box>
            <text:p><text:span text:style-name="T4">z3</text:span></text:p>
          </draw:text-box>
        </draw:frame>
        <draw:custom-shape draw:style-name="gr13" draw:text-style-name="P1" draw:layer="layout" svg:width="0.4cm" svg:height="0.4cm" svg:x="6.9cm" svg:y="7.0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40.119760479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cm" svg:height="0.963cm" svg:x="6.5cm" svg:y="6.5cm">
          <draw:text-box>
            <text:p>P</text:p>
          </draw:text-box>
        </draw:frame>
        <draw:custom-shape draw:style-name="gr13" draw:text-style-name="P1" draw:layer="layout" svg:width="0.4cm" svg:height="0.4cm" svg:x="8.8cm" svg:y="7.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40.119760479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cm" svg:height="0.963cm" svg:x="9cm" svg:y="7.66cm">
          <draw:text-box>
            <text:p>C</text:p>
          </draw:text-box>
        </draw:frame>
        <draw:frame draw:style-name="gr14" draw:layer="layout" svg:width="1cm" svg:height="0.963cm" svg:x="10.5cm" svg:y="11.16cm">
          <draw:text-box>
            <text:p>O</text:p>
          </draw:text-box>
        </draw:frame>
        <draw:custom-shape draw:style-name="gr13" draw:text-style-name="P1" draw:layer="layout" svg:width="0.4cm" svg:height="0.4cm" svg:x="10.3cm" svg:y="11.4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40.119760479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3cm" svg:height="1.195cm" svg:x="4.5cm" svg:y="1.805cm">
          <draw:text-box>
            <text:p><text:span text:style-name="T5">Paramétrage des angles du bras</text:span></text:p>
          </draw:text-box>
        </draw:frame>
        <draw:line draw:style-name="gr4" draw:text-style-name="P1" draw:layer="layout" svg:x1="4.5cm" svg:y1="18.5cm" svg:x2="4.5cm" svg:y2="16.5cm">
          <text:p/>
        </draw:line>
        <draw:line draw:style-name="gr4" draw:text-style-name="P1" draw:layer="layout" svg:x1="4.5cm" svg:y1="18.5cm" svg:x2="6.5cm" svg:y2="18.5cm">
          <text:p/>
        </draw:line>
        <draw:line draw:style-name="gr1" draw:text-style-name="P5" draw:layer="layout" svg:x1="4.5cm" svg:y1="18.5cm" svg:x2="6cm" svg:y2="17cm">
          <text:p/>
        </draw:line>
        <draw:line draw:style-name="gr1" draw:text-style-name="P1" draw:layer="layout" svg:x1="4.5cm" svg:y1="18.5cm" svg:x2="3cm" svg:y2="17cm">
          <text:p/>
        </draw:line>
        <draw:line draw:style-name="gr7" draw:text-style-name="P1" draw:layer="layout" svg:x1="4.5cm" svg:y1="22.5cm" svg:x2="4.5cm" svg:y2="20.5cm">
          <text:p/>
        </draw:line>
        <draw:line draw:style-name="gr7" draw:text-style-name="P1" draw:layer="layout" svg:x1="4.5cm" svg:y1="22.5cm" svg:x2="6.5cm" svg:y2="22.5cm">
          <text:p/>
        </draw:line>
        <draw:line draw:style-name="gr11" draw:text-style-name="P1" draw:layer="layout" svg:x1="4.5cm" svg:y1="22.5cm" svg:x2="6cm" svg:y2="21cm">
          <text:p/>
        </draw:line>
        <draw:line draw:style-name="gr11" draw:text-style-name="P1" draw:layer="layout" svg:x1="4.5cm" svg:y1="22.5cm" svg:x2="3cm" svg:y2="21cm">
          <text:p/>
        </draw:line>
        <draw:line draw:style-name="gr1" draw:text-style-name="P1" draw:layer="layout" svg:x1="10.5cm" svg:y1="18.5cm" svg:x2="10.5cm" svg:y2="16.5cm">
          <text:p/>
        </draw:line>
        <draw:line draw:style-name="gr1" draw:text-style-name="P1" draw:layer="layout" svg:x1="10.5cm" svg:y1="18.5cm" svg:x2="12.5cm" svg:y2="18.5cm">
          <text:p/>
        </draw:line>
        <draw:line draw:style-name="gr7" draw:text-style-name="P1" draw:layer="layout" svg:x1="10.5cm" svg:y1="18.5cm" svg:x2="12cm" svg:y2="17cm">
          <text:p/>
        </draw:line>
        <draw:line draw:style-name="gr7" draw:text-style-name="P1" draw:layer="layout" svg:x1="10.5cm" svg:y1="18.5cm" svg:x2="9cm" svg:y2="17cm">
          <text:p/>
        </draw:line>
        <draw:frame draw:style-name="gr6" draw:layer="layout" svg:width="1cm" svg:height="0.759cm" svg:x="6cm" svg:y="18.5cm">
          <draw:text-box>
            <text:p><text:span text:style-name="T1">x0</text:span></text:p>
          </draw:text-box>
        </draw:frame>
        <draw:frame draw:style-name="gr6" draw:layer="layout" svg:width="1cm" svg:height="0.759cm" svg:x="4.5cm" svg:y="16.241cm">
          <draw:text-box>
            <text:p><text:span text:style-name="T1">y0</text:span></text:p>
          </draw:text-box>
        </draw:frame>
        <draw:frame draw:style-name="gr8" draw:text-style-name="P6" draw:layer="layout" svg:width="1cm" svg:height="0.759cm" svg:x="5.5cm" svg:y="16.5cm">
          <draw:text-box>
            <text:p><text:span text:style-name="T2">x1</text:span></text:p>
          </draw:text-box>
        </draw:frame>
        <draw:frame draw:style-name="gr8" draw:text-style-name="P6" draw:layer="layout" svg:width="1cm" svg:height="0.759cm" svg:x="2.5cm" svg:y="16.5cm">
          <draw:text-box>
            <text:p><text:span text:style-name="T2">y1</text:span></text:p>
          </draw:text-box>
        </draw:frame>
        <draw:custom-shape draw:style-name="gr16" draw:text-style-name="P1" draw:layer="layout" svg:width="2cm" svg:height="2cm" svg:x="3.5cm" svg:y="17.5cm">
          <text:p/>
          <draw:enhanced-geometry svg:viewBox="0 0 21600 21600" draw:mirror-horizontal="true" draw:text-areas="0 0 21600 21600" draw:type="circular-arrow" draw:modifiers="-179.49943567752 -149.953825695044 10057.3290750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2cm" svg:height="2cm" svg:x="9.5cm" svg:y="17.5cm">
          <text:p/>
          <draw:enhanced-geometry svg:viewBox="0 0 21600 21600" draw:mirror-horizontal="true" draw:text-areas="0 0 21600 21600" draw:type="circular-arrow" draw:modifiers="-179.49943567752 -149.953825695044 10057.3290750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2cm" svg:height="2cm" svg:x="3.5cm" svg:y="21.5cm">
          <text:p/>
          <draw:enhanced-geometry svg:viewBox="0 0 21600 21600" draw:mirror-horizontal="true" draw:text-areas="0 0 21600 21600" draw:type="circular-arrow" draw:modifiers="-179.49943567752 -149.953825695044 10057.3290750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7" draw:layer="layout" svg:width="2cm" svg:height="1.25cm" svg:x="5.5cm" svg:y="17.5cm">
          <draw:text-box>
            <text:p><text:span text:style-name="T6">θbase</text:span></text:p>
          </draw:text-box>
        </draw:frame>
        <draw:frame draw:style-name="gr17" draw:text-style-name="P7" draw:layer="layout" svg:width="2.5cm" svg:height="1.25cm" svg:x="11.5cm" svg:y="17.5cm">
          <draw:text-box>
            <text:p><text:span text:style-name="T6">θepaule</text:span></text:p>
          </draw:text-box>
        </draw:frame>
        <draw:frame draw:style-name="gr6" draw:text-style-name="P6" draw:layer="layout" svg:width="1cm" svg:height="0.759cm" svg:x="12cm" svg:y="18.5cm">
          <draw:text-box>
            <text:p><text:span text:style-name="T2">z1</text:span></text:p>
          </draw:text-box>
        </draw:frame>
        <draw:frame draw:style-name="gr6" draw:text-style-name="P6" draw:layer="layout" svg:width="1cm" svg:height="0.759cm" svg:x="10.5cm" svg:y="16.241cm">
          <draw:text-box>
            <text:p><text:span text:style-name="T2">x1</text:span></text:p>
          </draw:text-box>
        </draw:frame>
        <draw:frame draw:style-name="gr8" draw:text-style-name="P2" draw:layer="layout" svg:width="1cm" svg:height="0.759cm" svg:x="11.5cm" svg:y="16.5cm">
          <draw:text-box>
            <text:p><text:span text:style-name="T3">z2</text:span></text:p>
          </draw:text-box>
        </draw:frame>
        <draw:frame draw:style-name="gr8" draw:text-style-name="P2" draw:layer="layout" svg:width="1cm" svg:height="0.759cm" svg:x="8.5cm" svg:y="16.5cm">
          <draw:text-box>
            <text:p><text:span text:style-name="T3">x2</text:span></text:p>
          </draw:text-box>
        </draw:frame>
        <draw:frame draw:style-name="gr6" draw:text-style-name="P2" draw:layer="layout" svg:width="1cm" svg:height="0.759cm" svg:x="6cm" svg:y="22.5cm">
          <draw:text-box>
            <text:p><text:span text:style-name="T3">z2</text:span></text:p>
          </draw:text-box>
        </draw:frame>
        <draw:frame draw:style-name="gr6" draw:text-style-name="P2" draw:layer="layout" svg:width="1cm" svg:height="0.759cm" svg:x="4.5cm" svg:y="20.241cm">
          <draw:text-box>
            <text:p><text:span text:style-name="T3">x2</text:span></text:p>
          </draw:text-box>
        </draw:frame>
        <draw:frame draw:style-name="gr8" draw:text-style-name="P3" draw:layer="layout" svg:width="1cm" svg:height="0.759cm" svg:x="5.5cm" svg:y="20.5cm">
          <draw:text-box>
            <text:p><text:span text:style-name="T4">z3</text:span></text:p>
          </draw:text-box>
        </draw:frame>
        <draw:frame draw:style-name="gr8" draw:text-style-name="P3" draw:layer="layout" svg:width="1cm" svg:height="0.759cm" svg:x="2.5cm" svg:y="20.5cm">
          <draw:text-box>
            <text:p><text:span text:style-name="T4">x3</text:span></text:p>
          </draw:text-box>
        </draw:frame>
        <draw:frame draw:style-name="gr18" draw:layer="layout" svg:width="9cm" svg:height="8.091cm" svg:x="10cm" svg:y="20.5cm">
          <draw:text-box>
            <text:p><text:span text:style-name="T7">z0=</text:span><text:span text:style-name="T8">z1</text:span></text:p>
            <text:p><text:span text:style-name="T8">y1</text:span><text:span text:style-name="T7">=</text:span><text:span text:style-name="T9">y2</text:span><text:span text:style-name="T10">=</text:span><text:span text:style-name="T11">y3</text:span></text:p>
            <text:p><text:span text:style-name="T11"/></text:p>
            <text:p><text:span text:style-name="T7">OC= ?mm</text:span></text:p>
            <text:p><text:span text:style-name="T7">CP= ?mm</text:span></text:p>
            <text:p><text:span text:style-name="T11"/></text:p>
            <text:p><text:span text:style-name="T11"/></text:p>
            <text:p><text:span text:style-name="T7">OP=xp.xo + yp.yo + zp.zo</text:span></text:p>
            <text:p><text:span text:style-name="T10"/></text:p>
            <text:p/>
          </draw:text-box>
        </draw:frame>
        <draw:frame draw:style-name="gr17" draw:text-style-name="P7" draw:layer="layout" svg:width="2.5cm" svg:height="1.25cm" svg:x="5.5cm" svg:y="21.5cm">
          <draw:text-box>
            <text:p><text:span text:style-name="T6">θcoude</text:span></text:p>
          </draw:text-box>
        </draw:frame>
        <draw:line draw:style-name="gr1" draw:text-style-name="P1" draw:layer="layout" svg:x1="14.5cm" svg:y1="12.259cm" svg:x2="15cm" svg:y2="13.5cm">
          <text:p/>
        </draw:line>
        <draw:frame draw:style-name="gr6" draw:text-style-name="P6" draw:layer="layout" svg:width="1cm" svg:height="0.759cm" svg:x="14.5cm" svg:y="13.241cm">
          <draw:text-box>
            <text:p><text:span text:style-name="T2">y1</text:span></text:p>
          </draw:text-box>
        </draw:frame>
        <draw:frame draw:style-name="gr6" draw:text-style-name="P6" draw:layer="layout" svg:width="1cm" svg:height="0.759cm" svg:x="12.5cm" svg:y="11.741cm">
          <draw:text-box>
            <text:p><text:span text:style-name="T2">x1</text:span></text:p>
          </draw:text-box>
        </draw:frame>
        <draw:line draw:style-name="gr19" draw:text-style-name="P1" draw:layer="layout" svg:x1="10cm" svg:y1="26cm" svg:x2="11.5cm" svg:y2="26cm">
          <text:p/>
        </draw:line>
        <draw:line draw:style-name="gr4" draw:text-style-name="P1" draw:layer="layout" svg:x1="12.5cm" svg:y1="26cm" svg:x2="13.5cm" svg:y2="26cm">
          <text:p/>
        </draw:line>
        <draw:line draw:style-name="gr4" draw:text-style-name="P1" draw:layer="layout" svg:x1="15cm" svg:y1="26cm" svg:x2="16cm" svg:y2="26cm">
          <text:p/>
        </draw:line>
        <draw:line draw:style-name="gr4" draw:text-style-name="P1" draw:layer="layout" svg:x1="17.5cm" svg:y1="26cm" svg:x2="18.5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in BEILVERT</meta:initial-creator>
    <meta:creation-date>2013-10-29T15:59:13.98</meta:creation-date>
    <dc:date>2013-10-29T19:04:23.87</dc:date>
    <dc:creator>Robin BEILVERT</dc:creator>
    <meta:editing-duration>PT1H37M47S</meta:editing-duration>
    <meta:editing-cycles>5</meta:editing-cycles>
    <meta:generator>OpenOffice.org/3.3$Win32 OpenOffice.org_project/330m20$Build-9567</meta:generator>
    <meta:document-statistic meta:object-count="75"/>
  </office:meta>
</office:document-meta>
</file>